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È Sostituito Da</text:p>
          </table:table-cell>
          <table:table-cell office:value-type="string" calcext:value-type="string">
            <text:p>Una risorsa correlata che supina, si sposta o sovrasta la risorsa descritt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È Formato Di</text:p>
          </table:table-cell>
          <table:table-cell office:value-type="string" calcext:value-type="string">
            <text:p>Una risorsa correlata pre - esistente che è sostanzialmente la stessa della risorsa descritta, ma in un altro format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È parte di</text:p>
          </table:table-cell>
          <table:table-cell office:value-type="string" calcext:value-type="string">
            <text:p>Una risorsa correlata in cui la risorsa descritta è fisicamente o logicamente inclus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Cui Si Fa Riferimento</text:p>
          </table:table-cell>
          <table:table-cell office:value-type="string" calcext:value-type="string">
            <text:p>Una risorsa correlata che rimanda, cita o altrimenti punta alla risorsa descritt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È obbligatorio per</text:p>
          </table:table-cell>
          <table:table-cell office:value-type="string" calcext:value-type="string">
            <text:p>Una risorsa correlata che richiede la risorsa descritta per supportare la sua funzione, la consegna o la coerenza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È Versione Of</text:p>
          </table:table-cell>
          <table:table-cell office:value-type="string" calcext:value-type="string">
            <text:p>Una risorsa correlata di cui la risorsa descritta è una versione, edizione o adattamento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 formato</text:p>
          </table:table-cell>
          <table:table-cell office:value-type="string" calcext:value-type="string">
            <text:p>Una risorsa correlata che è sostanzialmente la stessa della risorsa descritta pre - esistente, ma in un altro format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 parte</text:p>
          </table:table-cell>
          <table:table-cell office:value-type="string" calcext:value-type="string">
            <text:p>Una risorsa correlata che è inclusa fisicamente o logicamente nella risorsa descritta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 la versione</text:p>
          </table:table-cell>
          <table:table-cell office:value-type="string" calcext:value-type="string">
            <text:p>Una risorsa correlata che è una versione, edizione o adattamento della risorsa descritt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